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style:contextual-spacing="false" fo:line-height="100%" style:text-autospace="none"/>
    </style:style>
    <style:style style:name="P2" style:family="paragraph" style:parent-style-name="Normal">
      <style:paragraph-properties fo:margin-top="0cm" fo:margin-bottom="0cm" style:contextual-spacing="false" fo:line-height="100%" fo:hyphenation-ladder-count="no-limit" style:text-autospace="none"/>
      <style:text-properties fo:hyphenate="true" loext:hyphenation-no-caps="false"/>
    </style:style>
    <style:style style:name="P3" style:family="paragraph" style:parent-style-name="Normal">
      <style:paragraph-properties fo:margin-top="0cm" fo:margin-bottom="0cm" style:contextual-spacing="false" fo:line-height="100%" style:text-autospace="none"/>
      <style:text-properties style:font-name="Lucida Console" fo:font-size="9pt" style:font-size-asian="9pt" style:font-name-complex="Lucida Console" style:font-size-complex="9pt"/>
    </style:style>
    <style:style style:name="P4" style:family="paragraph" style:parent-style-name="Normal">
      <style:paragraph-properties fo:margin-top="0cm" fo:margin-bottom="0cm" style:contextual-spacing="false" fo:line-height="100%" fo:hyphenation-ladder-count="no-limit" style:text-autospace="none"/>
      <style:text-properties style:font-name="Lucida Console" fo:font-size="9pt" style:font-size-asian="9pt" style:font-name-complex="Lucida Console" style:font-size-complex="9pt" fo:hyphenate="true" loext:hyphenation-no-caps="false"/>
    </style:style>
    <style:style style:name="P5" style:family="paragraph" style:parent-style-name="Normal">
      <style:paragraph-properties fo:margin-top="0cm" fo:margin-bottom="0cm" style:contextual-spacing="false" fo:line-height="100%" style:text-autospace="none"/>
      <style:text-properties fo:color="#00bf00" loext:opacity="100%" style:font-name="Lucida Console" fo:font-size="9pt" style:font-size-asian="9pt" style:font-name-complex="Lucida Console" style:font-size-complex="9pt"/>
    </style:style>
    <style:style style:name="P6" style:family="paragraph" style:parent-style-name="Normal">
      <style:paragraph-properties fo:margin-top="0cm" fo:margin-bottom="0cm" style:contextual-spacing="false" fo:line-height="100%" fo:hyphenation-ladder-count="no-limit" style:text-autospace="none"/>
      <style:text-properties fo:color="#bf0000" loext:opacity="100%" style:font-name="Lucida Console" fo:font-size="9pt" style:font-size-asian="9pt" style:font-name-complex="Lucida Console" style:font-size-complex="9pt" fo:hyphenate="true" loext:hyphenation-no-caps="false"/>
    </style:style>
    <style:style style:name="P7" style:family="paragraph" style:parent-style-name="Normal">
      <style:paragraph-properties fo:margin-top="0cm" fo:margin-bottom="0cm" style:contextual-spacing="false" fo:line-height="100%" fo:hyphenation-ladder-count="no-limit" style:text-autospace="none"/>
      <style:text-properties fo:color="#bfbf00" loext:opacity="100%" style:font-name="Lucida Console" fo:font-size="9pt" style:font-size-asian="9pt" style:font-name-complex="Lucida Console" style:font-size-complex="9pt" fo:hyphenate="true" loext:hyphenation-no-caps="false"/>
    </style:style>
    <style:style style:name="P8" style:family="paragraph" style:parent-style-name="Normal">
      <style:text-properties officeooo:rsid="001e03d5" officeooo:paragraph-rsid="001e03d5"/>
    </style:style>
    <style:style style:name="P9" style:family="paragraph" style:parent-style-name="Normal">
      <style:text-properties officeooo:paragraph-rsid="001e03d5"/>
    </style:style>
    <style:style style:name="P10" style:family="paragraph" style:parent-style-name="Title" style:master-page-name="MP0">
      <style:paragraph-properties style:page-number="auto" fo:break-before="page"/>
    </style:style>
    <style:style style:name="T1" style:family="text">
      <style:text-properties fo:color="#00bf00" loext:opacity="100%" style:font-name="Lucida Console" fo:font-size="9pt" style:font-size-asian="9pt" style:font-name-complex="Lucida Console" style:font-size-complex="9pt"/>
    </style:style>
    <style:style style:name="T2" style:family="text">
      <style:text-properties fo:color="#bf00bf" loext:opacity="100%" style:font-name="Lucida Console" fo:font-size="9pt" style:font-size-asian="9pt" style:font-name-complex="Lucida Console" style:font-size-complex="9pt"/>
    </style:style>
    <style:style style:name="T3" style:family="text">
      <style:text-properties fo:color="#bfbf00" loext:opacity="100%" style:font-name="Lucida Console" fo:font-size="9pt" style:font-size-asian="9pt" style:font-name-complex="Lucida Console" style:font-size-complex="9pt"/>
    </style:style>
    <style:style style:name="T4" style:family="text">
      <style:text-properties fo:color="#00bfbf" loext:opacity="100%" style:font-name="Lucida Console" fo:font-size="9pt" style:font-size-asian="9pt" style:font-name-complex="Lucida Console" style:font-size-complex="9pt"/>
    </style:style>
    <style:style style:name="T5" style:family="text">
      <style:text-properties style:font-name="Lucida Console" fo:font-size="9pt" style:font-size-asian="9pt" style:font-name-complex="Lucida Console" style:font-size-complex="9pt"/>
    </style:style>
    <style:style style:name="T6" style:family="text">
      <style:text-properties fo:color="#bf0000" loext:opacity="100%" style:font-name="Lucida Console" fo:font-size="9pt" style:font-size-asian="9pt" style:font-name-complex="Lucida Console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Journal #2</text:p>
      <text:p text:style-name="Normal"/>
      <text:p text:style-name="P8">Repository link: <text:a xlink:type="simple" xlink:href="https://github.com/VeroKar/Final-Project.git" text:style-name="Internet_20_link" text:visited-style-name="Visited_20_Internet_20_Link">https://github.com/VeroKar/Final-Project.git</text:a></text:p>
      <text:p text:style-name="P9"/>
      <text:p text:style-name="Normal">Started to write the INSTALL document (need to save as .odt for when I want to open it on Debian machine for compatibility issue)</text:p>
      <text:p text:style-name="Normal">Cloned the project repository on my Windows machine (needed more processing power and screen space to work on the journals and INSTALL file):</text:p>
      <text:p text:style-name="P1"><text:span text:style-name="Default_20_Paragraph_20_Font"><text:span text:style-name="T1">veron@DESKTOP-OISU7SF </text:span></text:span><text:span text:style-name="Default_20_Paragraph_20_Font"><text:span text:style-name="T2">MINGW64 </text:span></text:span><text:span text:style-name="Default_20_Paragraph_20_Font"><text:span text:style-name="T3">~/Documents/Computer Science Program/Semester 3/Unix</text:span></text:span><text:span text:style-name="Default_20_Paragraph_20_Font"><text:span text:style-name="T4"> (master)</text:span></text:span></text:p>
      <text:p text:style-name="P3">$ git clone https://github.com/VeroKar/Final-Project.git</text:p>
      <text:p text:style-name="P5"/>
      <text:p text:style-name="P1"><text:span text:style-name="Default_20_Paragraph_20_Font"><text:span text:style-name="T1">veron@DESKTOP-OISU7SF </text:span></text:span><text:span text:style-name="Default_20_Paragraph_20_Font"><text:span text:style-name="T2">MINGW64 </text:span></text:span><text:span text:style-name="Default_20_Paragraph_20_Font"><text:span text:style-name="T3">~/Documents/Computer Science Program/Semester 3/Unix</text:span></text:span><text:span text:style-name="Default_20_Paragraph_20_Font"><text:span text:style-name="T4"> (master)</text:span></text:span></text:p>
      <text:p text:style-name="P3">$ cd C:/Users/veron/Documents/'Computer Science Program'/'Semester 3'/Unix/Final-Project</text:p>
      <text:p text:style-name="P3"/>
      <text:p text:style-name="P1"><text:span text:style-name="Default_20_Paragraph_20_Font"><text:span text:style-name="T1">veron@DESKTOP-OISU7SF </text:span></text:span><text:span text:style-name="Default_20_Paragraph_20_Font"><text:span text:style-name="T2">MINGW64 </text:span></text:span><text:span text:style-name="Default_20_Paragraph_20_Font"><text:span text:style-name="T3">~/Documents/Computer Science Program/Semester 3/Unix/Final-Project</text:span></text:span><text:span text:style-name="Default_20_Paragraph_20_Font"><text:span text:style-name="T4"> (main)</text:span></text:span></text:p>
      <text:p text:style-name="P3">$ git pull</text:p>
      <text:p text:style-name="P3">remote: Enumerating objects: 3, done.</text:p>
      <text:p text:style-name="P3">remote: Counting objects: 100% (3/3), done.</text:p>
      <text:p text:style-name="P3">remote: Compressing objects: 100% (2/2), done.</text:p>
      <text:p text:style-name="P3">remote: Total 2 (delta 0), reused 0 (delta 0), pack-reused 0</text:p>
      <text:p text:style-name="P3">Unpacking objects: 100% (2/2), 642 bytes | 13.00 KiB/s, done.</text:p>
      <text:p text:style-name="P3">From https://github.com/VeroKar/Final-Project</text:p>
      <text:p text:style-name="P3"><text:s text:c="3"/>8c8bb56..c78f545 <text:s/>main <text:s text:c="6"/>-&gt; origin/main</text:p>
      <text:p text:style-name="P3">Updating 8c8bb56..c78f545</text:p>
      <text:p text:style-name="P3">Fast-forward</text:p>
      <text:p text:style-name="P1"><text:span text:style-name="Default_20_Paragraph_20_Font"><text:span text:style-name="T5"><text:s/>Journal.odt | Bin </text:span></text:span><text:span text:style-name="Default_20_Paragraph_20_Font"><text:span text:style-name="T6">19425</text:span></text:span><text:span text:style-name="Default_20_Paragraph_20_Font"><text:span text:style-name="T5"> -&gt; </text:span></text:span><text:span text:style-name="Default_20_Paragraph_20_Font"><text:span text:style-name="T1">0</text:span></text:span><text:span text:style-name="Default_20_Paragraph_20_Font"><text:span text:style-name="T5"> bytes</text:span></text:span></text:p>
      <text:p text:style-name="P3"><text:s/>1 file changed, 0 insertions(+), 0 deletions(-)</text:p>
      <text:p text:style-name="P3"><text:s/>delete mode 100644 Journal.odt</text:p>
      <text:p text:style-name="Normal"/>
      <text:p text:style-name="P2"><text:span text:style-name="Default_20_Paragraph_20_Font"><text:span text:style-name="T1">veron@DESKTOP-OISU7SF </text:span></text:span><text:span text:style-name="Default_20_Paragraph_20_Font"><text:span text:style-name="T2">MINGW64 </text:span></text:span><text:span text:style-name="Default_20_Paragraph_20_Font"><text:span text:style-name="T3">~/Documents/Computer Science Program/Semester 3/Unix/Final-Project</text:span></text:span><text:span text:style-name="Default_20_Paragraph_20_Font"><text:span text:style-name="T4"> (main)</text:span></text:span></text:p>
      <text:p text:style-name="P4">$ git add INSTALL.odt Journal_2.odt README.md</text:p>
      <text:p text:style-name="P4"/>
      <text:p text:style-name="P2"><text:span text:style-name="Default_20_Paragraph_20_Font"><text:span text:style-name="T1">veron@DESKTOP-OISU7SF </text:span></text:span><text:span text:style-name="Default_20_Paragraph_20_Font"><text:span text:style-name="T2">MINGW64 </text:span></text:span><text:span text:style-name="Default_20_Paragraph_20_Font"><text:span text:style-name="T3">~/Documents/Computer Science Program/Semester 3/Unix/Final-Project</text:span></text:span><text:span text:style-name="Default_20_Paragraph_20_Font"><text:span text:style-name="T4"> (main)</text:span></text:span></text:p>
      <text:p text:style-name="P4">$ git commit -m "Added INSTALL file and Journa_2 file, modified README"</text:p>
      <text:p text:style-name="P4">[main 1d281b0] Added INSTALL file and Journa_2 file, modified README</text:p>
      <text:p text:style-name="P4"><text:s/>3 files changed, 18 insertions(+)</text:p>
      <text:p text:style-name="P4"><text:s/>create mode 100644 INSTALL.odt</text:p>
      <text:p text:style-name="P4"><text:s/>create mode 100644 Journal_2.odt</text:p>
      <text:p text:style-name="P4"/>
      <text:p text:style-name="P2"><text:span text:style-name="Default_20_Paragraph_20_Font"><text:span text:style-name="T1">veron@DESKTOP-OISU7SF </text:span></text:span><text:span text:style-name="Default_20_Paragraph_20_Font"><text:span text:style-name="T2">MINGW64 </text:span></text:span><text:span text:style-name="Default_20_Paragraph_20_Font"><text:span text:style-name="T3">~/Documents/Computer Science Program/Semester 3/Unix/Final-Project</text:span></text:span><text:span text:style-name="Default_20_Paragraph_20_Font"><text:span text:style-name="T4"> (main)</text:span></text:span></text:p>
      <text:p text:style-name="P4">$ git push</text:p>
      <text:p text:style-name="P4">To https://github.com/VeroKar/Final-Project.git</text:p>
      <text:p text:style-name="P2"><text:span text:style-name="Default_20_Paragraph_20_Font"><text:span text:style-name="T5"><text:s/></text:span></text:span><text:span text:style-name="Default_20_Paragraph_20_Font"><text:span text:style-name="T6">! [rejected] <text:s text:c="6"/></text:span></text:span><text:span text:style-name="Default_20_Paragraph_20_Font"><text:span text:style-name="T5"><text:s/>main -&gt; main (fetch first)</text:span></text:span></text:p>
      <text:p text:style-name="P6">error: failed to push some refs to 'https://github.com/VeroKar/Final-Project.git'</text:p>
      <text:p text:style-name="P7">hint: Updates were rejected because the remote contains work that you do</text:p>
      <text:p text:style-name="P7"><text:soft-page-break/>hint: not have locally. This is usually caused by another repository pushing</text:p>
      <text:p text:style-name="P7">hint: to the same ref. You may want to first integrate the remote changes</text:p>
      <text:p text:style-name="P7">hint: (e.g., 'git pull ...') before pushing again.</text:p>
      <text:p text:style-name="P7">hint: See the 'Note about fast-forwards' in 'git push --help' for details.</text:p>
      <text:p text:style-name="P7"/>
      <text:p text:style-name="P2"><text:span text:style-name="Default_20_Paragraph_20_Font"><text:span text:style-name="T1">veron@DESKTOP-OISU7SF </text:span></text:span><text:span text:style-name="Default_20_Paragraph_20_Font"><text:span text:style-name="T2">MINGW64 </text:span></text:span><text:span text:style-name="Default_20_Paragraph_20_Font"><text:span text:style-name="T3">~/Documents/Computer Science Program/Semester 3/Unix/Final-Project</text:span></text:span><text:span text:style-name="Default_20_Paragraph_20_Font"><text:span text:style-name="T4"> (main)</text:span></text:span></text:p>
      <text:p text:style-name="P4">$ git pull</text:p>
      <text:p text:style-name="P4">remote: Enumerating objects: 4, done.</text:p>
      <text:p text:style-name="P4">remote: Counting objects: 100% (4/4), done.</text:p>
      <text:p text:style-name="P4">remote: Compressing objects: 100% (3/3), done.</text:p>
      <text:p text:style-name="P4">remote: Total 3 (delta 0), reused 3 (delta 0), pack-reused 0</text:p>
      <text:p text:style-name="P4">Unpacking objects: 100% (3/3), 18.06 KiB | 126.00 KiB/s, done.</text:p>
      <text:p text:style-name="P4">From https://github.com/VeroKar/Final-Project</text:p>
      <text:p text:style-name="P4"><text:s text:c="3"/>c78f545..2163a55 <text:s/>main <text:s text:c="6"/>-&gt; origin/main</text:p>
      <text:p text:style-name="P4">Merge made by the 'recursive' strategy.</text:p>
      <text:p text:style-name="P2"><text:span text:style-name="Default_20_Paragraph_20_Font"><text:span text:style-name="T5"><text:s/>Journal 1.odt | Bin </text:span></text:span><text:span text:style-name="Default_20_Paragraph_20_Font"><text:span text:style-name="T6">0</text:span></text:span><text:span text:style-name="Default_20_Paragraph_20_Font"><text:span text:style-name="T5"> -&gt; </text:span></text:span><text:span text:style-name="Default_20_Paragraph_20_Font"><text:span text:style-name="T1">19659</text:span></text:span><text:span text:style-name="Default_20_Paragraph_20_Font"><text:span text:style-name="T5"> bytes</text:span></text:span></text:p>
      <text:p text:style-name="P4"><text:s/>1 file changed, 0 insertions(+), 0 deletions(-)</text:p>
      <text:p text:style-name="P4"><text:s/>create mode 100644 Journal 1.odt</text:p>
      <text:p text:style-name="P4"/>
      <text:p text:style-name="P2"><text:span text:style-name="Default_20_Paragraph_20_Font"><text:span text:style-name="T1">veron@DESKTOP-OISU7SF </text:span></text:span><text:span text:style-name="Default_20_Paragraph_20_Font"><text:span text:style-name="T2">MINGW64 </text:span></text:span><text:span text:style-name="Default_20_Paragraph_20_Font"><text:span text:style-name="T3">~/Documents/Computer Science Program/Semester 3/Unix/Final-Project</text:span></text:span><text:span text:style-name="Default_20_Paragraph_20_Font"><text:span text:style-name="T4"> (main)</text:span></text:span></text:p>
      <text:p text:style-name="P4">$ git push</text:p>
      <text:p text:style-name="P4">Enumerating objects: 11, done.</text:p>
      <text:p text:style-name="P4">Counting objects: 100% (10/10), done.</text:p>
      <text:p text:style-name="P4">Delta compression using up to 4 threads</text:p>
      <text:p text:style-name="P4">Compressing objects: 100% (7/7), done.</text:p>
      <text:p text:style-name="P4">Writing objects: 100% (7/7), 19.07 KiB | 3.81 MiB/s, done.</text:p>
      <text:p text:style-name="P4">Total 7 (delta 1), reused 0 (delta 0), pack-reused 0</text:p>
      <text:p text:style-name="P4">remote: Resolving deltas: 100% (1/1), done.</text:p>
      <text:p text:style-name="P4">To https://github.com/VeroKar/Final-Project.git</text:p>
      <text:p text:style-name="P4"><text:s text:c="3"/>2163a55..b4e7825 <text:s/>main -&gt; main</text:p>
      <text:p text:style-name="Normal"/>
      <text:p text:style-name="Normal"/>
      <text:p text:style-name="Normal">Wrote the README description</text:p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CA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CA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itle" style:family="paragraph" style:parent-style-name="Normal" style:next-style-name="Normal" style:class="chapter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Veronique Karwowska</meta:initial-creator>
    <meta:creation-date>2021-12-04T04:48:00Z</meta:creation-date>
    <dc:date>2021-12-04T00:04:23.224593705</dc:date>
    <meta:editing-cycles>5</meta:editing-cycles>
    <meta:editing-duration>PT4M3S</meta:editing-duration>
    <meta:document-statistic meta:table-count="0" meta:image-count="0" meta:object-count="0" meta:page-count="2" meta:paragraph-count="65" meta:word-count="439" meta:character-count="3517" meta:non-whitespace-character-count="3103"/>
    <meta:template xlink:type="simple" xlink:actuate="onRequest" xlink:title="" xlink:href="Normal.dotm"/>
  </office:meta>
</office:document-meta>
</file>